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1" svg:font-family="'EB Garamond'" style:font-adornments="Regular"/>
    <style:font-face style:name="EB Garamond" svg:font-family="'EB Garam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406cm" svg:stroke-color="#dddddd" draw:marker-start-width="1.421cm" draw:marker-end-width="1.421cm" svg:stroke-linecap="round" draw:fill="none" draw:textarea-vertical-align="middle" fo:padding-top="0.327cm" fo:padding-bottom="0.327cm" fo:padding-left="0.452cm" fo:padding-right="0.452cm"/>
    </style:style>
    <style:style style:name="gr2" style:family="graphic" style:parent-style-name="objectwithoutfill">
      <style:graphic-properties svg:stroke-width="0.813cm" svg:stroke-color="#dddddd" draw:marker-start-width="2.642cm" draw:marker-end-width="2.642cm" svg:stroke-linecap="round" draw:fill="none" draw:textarea-vertical-align="middle" fo:padding-top="0.53cm" fo:padding-bottom="0.53cm" fo:padding-left="0.655cm" fo:padding-right="0.655cm"/>
    </style:style>
    <style:style style:name="gr3" style:family="graphic" style:parent-style-name="standard">
      <style:graphic-properties draw:stroke="none" svg:stroke-color="#000000" draw:fill="none" draw:fill-color="#ffffff" fo:min-height="2.29cm"/>
    </style:style>
    <style:style style:name="gr4" style:family="graphic" style:parent-style-name="standard" style:list-style-name="L2">
      <style:graphic-properties draw:stroke="none" draw:fill="none" fo:min-height="4.086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stroke="solid" svg:stroke-color="#000000" draw:fill="none" draw:fill-color="#ffffff" fo:min-height="12.215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standard" style:list-style-name="L2">
      <style:graphic-properties draw:stroke="none" draw:fill="none" fo:min-height="4.068cm"/>
    </style:style>
    <style:style style:name="gr9" style:family="graphic" style:parent-style-name="standard" style:list-style-name="L2">
      <style:graphic-properties draw:stroke="none" draw:fill="none" fo:min-height="1.854cm"/>
    </style:style>
    <style:style style:name="gr10" style:family="graphic" style:parent-style-name="standard">
      <style:graphic-properties draw:stroke="none" svg:stroke-color="#000000" draw:fill="none" draw:fill-color="#ffffff" fo:min-height="0.653cm"/>
    </style:style>
    <style:style style:name="gr11" style:family="graphic" style:parent-style-name="standard" style:list-style-name="L2">
      <style:graphic-properties draw:stroke="none" draw:fill="none" fo:min-height="1.274cm"/>
    </style:style>
    <style:style style:name="gr12" style:family="graphic" style:parent-style-name="standard">
      <style:graphic-properties draw:stroke="none" svg:stroke-color="#000000" draw:fill="none" draw:fill-color="#ffffff" fo:min-height="1.034cm"/>
    </style:style>
    <style:style style:name="gr13" style:family="graphic" style:parent-style-name="standard" style:list-style-name="L2">
      <style:graphic-properties draw:stroke="none" draw:fill="none" fo:min-height="1.782cm"/>
    </style:style>
    <style:style style:name="gr14" style:family="graphic" style:parent-style-name="standard">
      <style:graphic-properties draw:stroke="dash" draw:stroke-dash="Fine_20_Dashed" svg:stroke-color="#999999" draw:fill="none" fo:min-height="5.009cm"/>
    </style:style>
    <style:style style:name="gr15" style:family="graphic" style:parent-style-name="standard">
      <style:graphic-properties svg:stroke-color="#999999" draw:fill="solid" draw:fill-color="#ffffff" draw:textarea-horizontal-align="justify" draw:textarea-vertical-align="middle" draw:auto-grow-height="true" fo:min-height="1.525cm" fo:min-width="0cm" fo:wrap-option="wrap"/>
    </style:style>
    <style:style style:name="gr16" style:family="graphic" style:parent-style-name="standard">
      <style:graphic-properties svg:stroke-color="#999999" draw:fill="solid" draw:fill-color="#ffffff" draw:textarea-horizontal-align="justify" draw:textarea-vertical-align="middle" draw:auto-grow-height="true" fo:min-height="1.017cm" fo:min-width="0cm" fo:wrap-option="wrap"/>
    </style:style>
    <style:style style:name="gr17" style:family="graphic" style:parent-style-name="standard">
      <style:graphic-properties svg:stroke-color="#999999" draw:fill="solid" draw:fill-color="#ffffff" draw:textarea-horizontal-align="justify" draw:textarea-vertical-align="middle" draw:auto-grow-height="true" fo:min-height="0.575cm" fo:min-width="0cm" fo:wrap-option="wrap"/>
    </style:style>
    <style:style style:name="gr18" style:family="graphic" style:parent-style-name="standard">
      <style:graphic-properties svg:stroke-color="#999999" draw:fill="solid" draw:fill-color="#ffffff" draw:textarea-horizontal-align="justify" draw:textarea-vertical-align="middle" draw:auto-grow-height="true" fo:min-height="1.162cm" fo:min-width="0cm" fo:wrap-option="wrap"/>
    </style:style>
    <style:style style:name="gr19" style:family="graphic" style:parent-style-name="standard">
      <style:graphic-properties svg:stroke-color="#999999" draw:fill="solid" draw:fill-color="#ffffff" draw:textarea-horizontal-align="justify" draw:textarea-vertical-align="middle" draw:auto-grow-height="true" fo:min-height="0.758cm" fo:min-width="0cm" fo:wrap-option="wrap"/>
    </style:style>
    <style:style style:name="gr20" style:family="graphic" style:parent-style-name="standard">
      <style:graphic-properties svg:stroke-color="#999999" draw:fill="solid" draw:fill-color="#ffffff" draw:textarea-horizontal-align="justify" draw:textarea-vertical-align="middle" draw:auto-grow-height="true" fo:min-height="0.819cm" fo:min-width="0cm" fo:wrap-option="wrap"/>
    </style:style>
    <style:style style:name="gr21" style:family="graphic" style:parent-style-name="standard">
      <style:graphic-properties draw:stroke="none" draw:fill="none" fo:min-height="2.702cm"/>
    </style:style>
    <style:style style:name="gr22" style:family="graphic" style:parent-style-name="standard">
      <style:graphic-properties draw:stroke="none" draw:fill="none" fo:min-height="3.05cm"/>
    </style:style>
    <style:style style:name="gr23" style:family="graphic" style:parent-style-name="standard">
      <style:graphic-properties draw:stroke="none" draw:fill="none" fo:min-height="1.909cm"/>
    </style:style>
    <style:style style:name="gr24" style:family="graphic" style:parent-style-name="standard">
      <style:graphic-properties draw:stroke="none" draw:fill="none" fo:min-height="0.675cm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EB Garamond"/>
    </style:style>
    <style:style style:name="P3" style:family="paragraph">
      <style:paragraph-properties fo:line-height="0.457cm"/>
      <style:text-properties style:font-name="EB Garamond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text-align="center"/>
      <style:text-properties fo:color="#b2b2b2" style:font-name="EB Garamond" fo:font-weight="bold" style:font-weight-asian="bold" style:font-weight-complex="bold"/>
    </style:style>
    <style:style style:name="P5" style:family="paragraph">
      <style:text-properties fo:color="#b2b2b2" style:font-name="EB Garamond" fo:font-weight="bold" style:font-weight-asian="bold" style:font-weight-complex="bold"/>
    </style:style>
    <style:style style:name="P6" style:family="paragraph">
      <style:paragraph-properties fo:text-align="center"/>
      <style:text-properties style:font-name="EB Garamond" fo:font-size="15pt" fo:font-weight="bold" style:font-size-asian="15pt" style:font-weight-asian="bold" style:font-size-complex="15pt" style:font-weight-complex="bold"/>
    </style:style>
    <style:style style:name="P7" style:family="paragraph">
      <style:text-properties style:font-name="EB Garamond" fo:font-size="14pt" fo:font-weight="normal" style:font-size-asian="14pt" style:font-weight-asian="normal" style:font-size-complex="14pt" style:font-weight-complex="normal"/>
    </style:style>
    <style:style style:name="P8" style:family="paragraph">
      <style:paragraph-properties fo:line-height="0.457cm"/>
      <style:text-properties style:font-name="EB Garamond" fo:font-size="11pt" fo:font-style="normal" style:font-size-asian="11pt" style:font-style-asian="normal" style:font-size-complex="11pt" style:font-style-complex="normal"/>
    </style:style>
    <style:style style:name="P9" style:family="paragraph">
      <style:paragraph-properties fo:text-align="center"/>
      <style:text-properties style:font-name="EB Garamond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line-height="0.508cm" fo:text-align="center"/>
      <style:text-properties fo:font-size="11pt"/>
    </style:style>
    <style:style style:name="P11" style:family="paragraph">
      <style:paragraph-properties fo:line-height="0.508cm" fo:text-align="center"/>
      <style:text-properties style:font-name="EB Garamond" fo:font-size="11pt" style:font-size-asian="12pt" style:font-size-complex="12pt"/>
    </style:style>
    <style:style style:name="P12" style:family="paragraph">
      <style:paragraph-properties fo:line-height="0.508cm"/>
      <style:text-properties style:font-name="EB Garamond" fo:font-size="11pt" style:font-size-asian="11pt" style:font-size-complex="11pt"/>
    </style:style>
    <style:style style:name="P13" style:family="paragraph">
      <style:paragraph-properties fo:line-height="0.508cm" fo:text-align="center"/>
      <style:text-properties style:font-name="EB Garamond" fo:font-size="11pt" style:font-size-asian="11pt" style:font-size-complex="11pt"/>
    </style:style>
    <style:style style:name="P14" style:family="paragraph">
      <style:paragraph-properties fo:line-height="0.508cm" fo:text-align="center"/>
      <style:text-properties fo:color="#666666" style:font-name="EB Garamond"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center"/>
      <style:text-properties fo:color="#b2b2b2" style:font-name="EB Garamond" fo:font-size="24pt" fo:font-weight="bold" style:font-size-asian="24pt" style:font-weight-asian="bold" style:font-size-complex="24pt" style:font-weight-complex="bold"/>
    </style:style>
    <style:style style:name="P16" style:family="paragraph">
      <style:text-properties style:font-name="EB Garamond" fo:font-size="12pt" style:font-size-asian="12pt" style:font-size-complex="12pt"/>
    </style:style>
    <style:style style:name="T1" style:family="text">
      <style:text-properties style:font-name="EB Garamond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EB Garamond" fo:font-weight="bold" style:font-weight-asian="bold" style:font-weight-complex="bold"/>
    </style:style>
    <style:style style:name="T3" style:family="text">
      <style:text-properties style:font-name="EB Garamond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b2b2b2" style:font-name="EB Garamond" fo:font-weight="bold" style:font-weight-asian="bold" style:font-weight-complex="bold"/>
    </style:style>
    <style:style style:name="T5" style:family="text">
      <style:text-properties style:font-name="EB Garamond" fo:font-size="15pt" fo:font-weight="bold" style:font-size-asian="15pt" style:font-weight-asian="bold" style:font-size-complex="15pt" style:font-weight-complex="bold"/>
    </style:style>
    <style:style style:name="T6" style:family="text">
      <style:text-properties style:font-name="EB Garamond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EB Garamond" fo:font-size="11pt" fo:font-style="normal" style:font-size-asian="11pt" style:font-style-asian="normal" style:font-size-complex="11pt" style:font-style-complex="normal"/>
    </style:style>
    <style:style style:name="T8" style:family="text">
      <style:text-properties style:font-name="EB Garamond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EB Garamond" style:font-size-asian="12pt" style:font-size-complex="12pt"/>
    </style:style>
    <style:style style:name="T10" style:family="text">
      <style:text-properties fo:color="#000000" style:font-name="EB Garamond" fo:font-weight="bold" style:font-weight-asian="bold" style:font-weight-complex="bold"/>
    </style:style>
    <style:style style:name="T11" style:family="text">
      <style:text-properties fo:color="#666666" style:font-name="EB Garamond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EB Garamond" fo:font-size="11pt" style:font-size-asian="11pt" style:font-size-complex="11pt"/>
    </style:style>
    <style:style style:name="T13" style:family="text">
      <style:text-properties style:font-name="EB Garamond" fo:font-size="12pt" style:font-size-asian="12pt" style:font-size-complex="12pt"/>
    </style:style>
    <style:style style:name="T14" style:family="text">
      <style:text-properties style:font-name="EB Garamond1" fo:font-size="12pt" style:font-name-asian="EB Garamond1" style:font-size-asian="12pt" style:font-name-complex="EB Garamond1" style:font-size-complex="12pt"/>
    </style:style>
    <style:style style:name="T15" style:family="text">
      <style:text-properties style:font-name="EB Garamond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25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254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254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25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25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25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254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254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25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254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994cm" svg:y1="6.26cm" svg:x2="18.296cm" svg:y2="6.26cm">
          <text:p/>
        </draw:line>
        <draw:line draw:style-name="gr2" draw:text-style-name="P1" draw:layer="layout" svg:x1="13.996cm" svg:y1="9.186cm" svg:x2="17.806cm" svg:y2="9.225cm">
          <text:p/>
        </draw:line>
        <draw:line draw:style-name="gr1" draw:text-style-name="P1" draw:layer="layout" svg:x1="10.925cm" svg:y1="4.876cm" svg:x2="13.057cm" svg:y2="4.876cm">
          <text:p/>
        </draw:line>
        <draw:frame draw:style-name="gr3" draw:text-style-name="P2" draw:layer="layout" svg:width="27.922cm" svg:height="2.601cm" svg:x="0.889cm" svg:y="0.574cm">
          <draw:text-box>
            <text:p text:style-name="P2"><text:span text:style-name="T1">The Psychopath Code</text:span></text:p>
            <text:p text:style-name="P2"><text:span text:style-name="T2">Quick Reference</text:span></text:p>
          </draw:text-box>
        </draw:frame>
        <draw:frame draw:style-name="gr4" draw:text-style-name="P3" draw:layer="layout" svg:width="4.445cm" svg:height="4.364cm" svg:x="14.801cm" svg:y="10.889cm">
          <draw:text-box>
            <text:list text:style-name="L2">
              <text:list-item>
                <text:p text:style-name="P3"><text:span text:style-name="T3">Hunger - must hunt</text:span></text:p>
              </text:list-item>
              <text:list-item>
                <text:p text:style-name="P3"><text:span text:style-name="T3">Obsession - stalking prey</text:span></text:p>
              </text:list-item>
              <text:list-item>
                <text:p text:style-name="P3"><text:span text:style-name="T3">Euphoria - chasing prey</text:span></text:p>
              </text:list-item>
              <text:list-item>
                <text:p text:style-name="P3"><text:span text:style-name="T3">Glee - prey stumbles</text:span></text:p>
              </text:list-item>
              <text:list-item>
                <text:p text:style-name="P3"><text:span text:style-name="T3">Fury - attacking prey</text:span></text:p>
              </text:list-item>
              <text:list-item>
                <text:p text:style-name="P3"><text:span text:style-name="T3">Bloodlust - killing prey</text:span></text:p>
              </text:list-item>
              <text:list-item>
                <text:p text:style-name="P3"><text:span text:style-name="T3">Gluttony - eating prey </text:span></text:p>
              </text:list-item>
              <text:list-item>
                <text:p text:style-name="P3"><text:span text:style-name="T3">Satiation - ate too much</text:span></text:p>
              </text:list-item>
              <text:list-item>
                <text:p text:style-name="P3"><text:span text:style-name="T3">Blocked - </text:span><text:span text:style-name="T3">hunt </text:span><text:span text:style-name="T3">failed</text:span></text:p>
              </text:list-item>
            </text:list>
          </draw:text-box>
        </draw:frame>
        <draw:frame draw:style-name="gr5" draw:text-style-name="P5" draw:layer="layout" svg:width="3.937cm" svg:height="1.259cm" draw:transform="rotate (1.5707963267949) translate (13.759cm 14.986cm)">
          <draw:text-box>
            <text:p text:style-name="P4"><text:span text:style-name="T4">Predatory</text:span></text:p>
          </draw:text-box>
        </draw:frame>
        <draw:frame draw:style-name="gr6" draw:text-style-name="P6" draw:layer="layout" svg:width="10.026cm" svg:height="12.465cm" svg:x="9.685cm" svg:y="3.256cm">
          <draw:text-box>
            <text:p text:style-name="P6"><text:span text:style-name="T5">Emotions</text:span></text:p>
          </draw:text-box>
        </draw:frame>
        <draw:frame draw:style-name="gr7" draw:text-style-name="P7" draw:layer="layout" svg:width="5.08cm" svg:height="1.143cm" svg:x="13.92cm" svg:y="8.603cm">
          <draw:text-box>
            <text:p text:style-name="P7"><text:span text:style-name="T6">Hurtful emotions</text:span></text:p>
          </draw:text-box>
        </draw:frame>
        <draw:line draw:style-name="gr1" draw:text-style-name="P1" draw:layer="layout" svg:x1="10.925cm" svg:y1="5.322cm" svg:x2="13.057cm" svg:y2="5.322cm">
          <text:p/>
        </draw:line>
        <draw:line draw:style-name="gr1" draw:text-style-name="P1" draw:layer="layout" svg:x1="10.925cm" svg:y1="5.778cm" svg:x2="13.057cm" svg:y2="5.778cm">
          <text:p/>
        </draw:line>
        <draw:line draw:style-name="gr1" draw:text-style-name="P1" draw:layer="layout" svg:x1="10.925cm" svg:y1="8.488cm" svg:x2="13.057cm" svg:y2="8.488cm">
          <text:p/>
        </draw:line>
        <draw:line draw:style-name="gr1" draw:text-style-name="P1" draw:layer="layout" svg:x1="10.925cm" svg:y1="9.876cm" svg:x2="13.057cm" svg:y2="9.876cm">
          <text:p/>
        </draw:line>
        <draw:line draw:style-name="gr1" draw:text-style-name="P1" draw:layer="layout" svg:x1="10.925cm" svg:y1="10.342cm" svg:x2="13.057cm" svg:y2="10.342cm">
          <text:p/>
        </draw:line>
        <draw:line draw:style-name="gr1" draw:text-style-name="P1" draw:layer="layout" svg:x1="10.925cm" svg:y1="12.176cm" svg:x2="13.057cm" svg:y2="12.176cm">
          <text:p/>
        </draw:line>
        <draw:line draw:style-name="gr1" draw:text-style-name="P1" draw:layer="layout" svg:x1="10.925cm" svg:y1="12.632cm" svg:x2="13.057cm" svg:y2="12.632cm">
          <text:p/>
        </draw:line>
        <draw:line draw:style-name="gr1" draw:text-style-name="P1" draw:layer="layout" svg:x1="10.925cm" svg:y1="13.532cm" svg:x2="13.057cm" svg:y2="13.532cm">
          <text:p/>
        </draw:line>
        <draw:line draw:style-name="gr1" draw:text-style-name="P1" draw:layer="layout" svg:x1="10.925cm" svg:y1="14.01cm" svg:x2="13.057cm" svg:y2="14.01cm">
          <text:p/>
        </draw:line>
        <draw:line draw:style-name="gr1" draw:text-style-name="P1" draw:layer="layout" svg:x1="10.925cm" svg:y1="14.466cm" svg:x2="13.057cm" svg:y2="14.466cm">
          <text:p/>
        </draw:line>
        <draw:line draw:style-name="gr1" draw:text-style-name="P1" draw:layer="layout" svg:x1="10.925cm" svg:y1="14.92cm" svg:x2="13.057cm" svg:y2="14.92cm">
          <text:p/>
        </draw:line>
        <draw:line draw:style-name="gr1" draw:text-style-name="P1" draw:layer="layout" svg:x1="14.994cm" svg:y1="5.332cm" svg:x2="18.296cm" svg:y2="5.332cm">
          <text:p/>
        </draw:line>
        <draw:line draw:style-name="gr1" draw:text-style-name="P1" draw:layer="layout" svg:x1="14.994cm" svg:y1="5.798cm" svg:x2="18.296cm" svg:y2="5.798cm">
          <text:p/>
        </draw:line>
        <draw:line draw:style-name="gr1" draw:text-style-name="P1" draw:layer="layout" svg:x1="14.994cm" svg:y1="7.188cm" svg:x2="18.296cm" svg:y2="7.188cm">
          <text:p/>
        </draw:line>
        <draw:line draw:style-name="gr1" draw:text-style-name="P1" draw:layer="layout" svg:x1="14.994cm" svg:y1="4.886cm" svg:x2="18.296cm" svg:y2="4.886cm">
          <text:p/>
        </draw:line>
        <draw:frame draw:style-name="gr8" draw:text-style-name="P3" draw:layer="layout" svg:width="3.937cm" svg:height="4.364cm" svg:x="14.731cm" svg:y="4.144cm">
          <draw:text-box>
            <text:list text:style-name="L2">
              <text:list-item>
                <text:p text:style-name="P3"><text:span text:style-name="T3">Surprise - threat!</text:span></text:p>
              </text:list-item>
              <text:list-item>
                <text:p text:style-name="P3"><text:span text:style-name="T3">Suspense - threat?</text:span></text:p>
              </text:list-item>
              <text:list-item>
                <text:p text:style-name="P3"><text:span text:style-name="T3">Terror - want to flee</text:span></text:p>
              </text:list-item>
              <text:list-item>
                <text:p text:style-name="P3"><text:span text:style-name="T3">Flight - am fleeing</text:span></text:p>
              </text:list-item>
              <text:list-item>
                <text:p text:style-name="P3"><text:span text:style-name="T3">Anger - will resist</text:span></text:p>
              </text:list-item>
              <text:list-item>
                <text:p text:style-name="P3"><text:span text:style-name="T3">Rage - am </text:span><text:span text:style-name="T3">resisting</text:span></text:p>
              </text:list-item>
              <text:list-item>
                <text:p text:style-name="P3"><text:span text:style-name="T3">Defeat - won't resist</text:span></text:p>
              </text:list-item>
              <text:list-item>
                <text:p text:style-name="P3"><text:span text:style-name="T3">Shock - too close</text:span></text:p>
              </text:list-item>
              <text:list-item>
                <text:p text:style-name="P3"><text:span text:style-name="T3">Triumph - it worked</text:span></text:p>
              </text:list-item>
            </text:list>
          </draw:text-box>
        </draw:frame>
        <draw:frame draw:style-name="gr5" draw:text-style-name="P5" draw:layer="layout" svg:width="3.937cm" svg:height="1.259cm" draw:transform="rotate (1.5707963267949) translate (13.759cm 8.255cm)">
          <draw:text-box>
            <text:p text:style-name="P4"><text:span text:style-name="T4">Defense</text:span></text:p>
          </draw:text-box>
        </draw:frame>
        <draw:frame draw:style-name="gr9" draw:text-style-name="P8" draw:layer="layout" svg:width="2.395cm" svg:height="3.907cm" svg:x="10.645cm" svg:y="11.408cm">
          <draw:text-box>
            <text:list text:style-name="L2">
              <text:list-item>
                <text:p text:style-name="P8"><text:span text:style-name="T7">Love</text:span></text:p>
              </text:list-item>
              <text:list-item>
                <text:p text:style-name="P8"><text:span text:style-name="T7">Longing</text:span></text:p>
              </text:list-item>
              <text:list-item>
                <text:p text:style-name="P8"><text:span text:style-name="T7">Loss</text:span></text:p>
              </text:list-item>
              <text:list-item>
                <text:p text:style-name="P8"><text:span text:style-name="T7">Happiness</text:span></text:p>
              </text:list-item>
              <text:list-item>
                <text:p text:style-name="P8"><text:span text:style-name="T7">Sadness</text:span></text:p>
              </text:list-item>
              <text:list-item>
                <text:p text:style-name="P8"><text:span text:style-name="T7">Fear</text:span></text:p>
              </text:list-item>
              <text:list-item>
                <text:p text:style-name="P8"><text:span text:style-name="T7">Distress</text:span></text:p>
              </text:list-item>
              <text:list-item>
                <text:p text:style-name="P8"><text:span text:style-name="T7">Jealousy</text:span></text:p>
              </text:list-item>
            </text:list>
          </draw:text-box>
        </draw:frame>
        <draw:frame draw:style-name="gr10" draw:text-style-name="P4" draw:layer="layout" svg:width="3.429cm" svg:height="1.259cm" draw:transform="rotate (1.5707963267949) translate (9.551cm 14.986cm)">
          <draw:text-box>
            <text:p text:style-name="P4"><text:span text:style-name="T4">Family</text:span></text:p>
          </draw:text-box>
        </draw:frame>
        <draw:frame draw:style-name="gr11" draw:text-style-name="P8" draw:layer="layout" svg:width="2.776cm" svg:height="2.993cm" svg:x="10.642cm" svg:y="8.23cm">
          <draw:text-box>
            <text:list text:style-name="L2">
              <text:list-item>
                <text:p text:style-name="P8"><text:span text:style-name="T7">Loneliness</text:span></text:p>
              </text:list-item>
              <text:list-item>
                <text:p text:style-name="P8"><text:span text:style-name="T7">Belonging</text:span></text:p>
              </text:list-item>
              <text:list-item>
                <text:p text:style-name="P8"><text:span text:style-name="T7">Disgust</text:span></text:p>
              </text:list-item>
              <text:list-item>
                <text:p text:style-name="P8"><text:span text:style-name="T7">Hate</text:span></text:p>
              </text:list-item>
              <text:list-item>
                <text:p text:style-name="P8"><text:span text:style-name="T7">Self-pity</text:span></text:p>
              </text:list-item>
              <text:list-item>
                <text:p text:style-name="P8"><text:span text:style-name="T7">Submission</text:span></text:p>
              </text:list-item>
            </text:list>
          </draw:text-box>
        </draw:frame>
        <draw:frame draw:style-name="gr12" draw:text-style-name="P5" draw:layer="layout" svg:width="2.667cm" svg:height="1.284cm" draw:transform="rotate (1.5707963267949) translate (9.551cm 10.922cm)">
          <draw:text-box>
            <text:p text:style-name="P4"><text:span text:style-name="T4">Tribal</text:span></text:p>
          </draw:text-box>
        </draw:frame>
        <draw:frame draw:style-name="gr13" draw:text-style-name="P8" draw:layer="layout" svg:width="3.041cm" svg:height="3.907cm" svg:x="10.649cm" svg:y="4.132cm">
          <draw:text-box>
            <text:list text:style-name="L2">
              <text:list-item>
                <text:p text:style-name="P8"><text:span text:style-name="T7">Like, Dislike</text:span></text:p>
              </text:list-item>
              <text:list-item>
                <text:p text:style-name="P8"><text:span text:style-name="T7">Anxiety</text:span></text:p>
              </text:list-item>
              <text:list-item>
                <text:p text:style-name="P8"><text:span text:style-name="T7">Guilt</text:span></text:p>
              </text:list-item>
              <text:list-item>
                <text:p text:style-name="P8"><text:span text:style-name="T7">Shame</text:span></text:p>
              </text:list-item>
              <text:list-item>
                <text:p text:style-name="P8"><text:span text:style-name="T7">Remorse</text:span></text:p>
              </text:list-item>
              <text:list-item>
                <text:p text:style-name="P8"><text:span text:style-name="T7">Impatience</text:span></text:p>
              </text:list-item>
              <text:list-item>
                <text:p text:style-name="P8"><text:span text:style-name="T7">Amusement</text:span></text:p>
              </text:list-item>
              <text:list-item>
                <text:p text:style-name="P8"><text:span text:style-name="T7">Righteousness</text:span></text:p>
              </text:list-item>
            </text:list>
          </draw:text-box>
        </draw:frame>
        <draw:frame draw:style-name="gr5" draw:text-style-name="P5" draw:layer="layout" svg:width="3.429cm" svg:height="1.259cm" draw:transform="rotate (1.5707963267949) translate (9.551cm 7.747cm)">
          <draw:text-box>
            <text:p text:style-name="P4"><text:span text:style-name="T4">Social</text:span></text:p>
          </draw:text-box>
        </draw:frame>
        <draw:frame draw:style-name="gr14" draw:text-style-name="P9" draw:layer="layout" svg:width="5.537cm" svg:height="5.259cm" svg:x="13.742cm" svg:y="10.075cm">
          <draw:text-box>
            <text:p text:style-name="P9"><text:span text:style-name="T8">Mallory's Emotions</text:span></text:p>
          </draw:text-box>
        </draw:frame>
        <draw:custom-shape draw:style-name="gr15" draw:text-style-name="P11" draw:layer="layout" svg:width="3.556cm" svg:height="1.915cm" svg:x="20.955cm" svg:y="-2.286cm">
          <text:p text:style-name="P10"><text:span text:style-name="T9">Self-pity, Fear, Anger, Loneliness, Guilt, Shame?</text:span></text:p>
          <draw:enhanced-geometry svg:viewBox="0 0 21600 21600" draw:text-areas="800 800 20800 20800" draw:type="round-rectangular-callout" draw:modifiers="15017.3741917346 34598.32985386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4.121cm" svg:height="1.367cm" svg:x="24.308cm" svg:y="-2.163cm">
          <text:p text:style-name="P10"><text:span text:style-name="T9">Something happened?</text:span></text:p>
          <text:p text:style-name="P10"><text:span text:style-name="T9">A deeper emotion?</text:span></text:p>
          <draw:enhanced-geometry svg:viewBox="0 0 21600 21600" draw:text-areas="800 800 20800 20800" draw:mirror-horizontal="false" draw:mirror-vertical="false" draw:type="round-rectangular-callout" draw:modifiers="2745.85152838428 55894.73684210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5" draw:layer="layout" svg:width="4.411cm" svg:height="1.259cm" svg:x="33.689cm" svg:y="-4.569cm">
          <draw:text-box>
            <text:p text:style-name="P4"><text:span text:style-name="T10">1. D</text:span><text:span text:style-name="T4">iagnose</text:span></text:p>
          </draw:text-box>
        </draw:frame>
        <draw:frame draw:style-name="gr5" draw:text-style-name="P5" draw:layer="layout" svg:width="4.411cm" svg:height="1.259cm" svg:x="33.054cm" svg:y="17.145cm">
          <draw:text-box>
            <text:p text:style-name="P4"><text:span text:style-name="T10">3. I</text:span><text:span text:style-name="T4">nhibit</text:span></text:p>
          </draw:text-box>
        </draw:frame>
        <draw:frame draw:style-name="gr5" draw:text-style-name="P5" draw:layer="layout" svg:width="4.411cm" svg:height="1.259cm" svg:x="33.909cm" svg:y="23.368cm">
          <draw:text-box>
            <text:p text:style-name="P4"><text:span text:style-name="T10">4. T</text:span><text:span text:style-name="T4">erminate</text:span></text:p>
          </draw:text-box>
        </draw:frame>
        <draw:frame draw:style-name="gr5" draw:text-style-name="P4" draw:layer="layout" svg:width="6.604cm" svg:height="1.259cm" svg:x="32.766cm" svg:y="11.811cm">
          <draw:text-box>
            <text:p text:style-name="P4"><text:span text:style-name="T10">2. O</text:span><text:span text:style-name="T4">bserve</text:span></text:p>
          </draw:text-box>
        </draw:frame>
        <draw:custom-shape draw:style-name="gr17" draw:text-style-name="P11" draw:layer="layout" svg:width="3.302cm" svg:height="0.889cm" svg:x="37.973cm" svg:y="18.161cm">
          <text:p text:style-name="P10"><text:span text:style-name="T9">Mallory is lying</text:span></text:p>
          <draw:enhanced-geometry svg:viewBox="0 0 21600 21600" draw:text-areas="800 800 20800 20800" draw:type="round-rectangular-callout" draw:modifiers="-4551.49863760218 37545.16853932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3" draw:layer="layout" svg:width="3.81cm" svg:height="1.915cm" svg:x="39.497cm" svg:y="19.304cm">
          <text:p text:style-name="P12"><text:span text:style-name="T7">Every request is a test, and the answer is always No.</text:span></text:p>
          <draw:enhanced-geometry svg:viewBox="0 0 21600 21600" draw:text-areas="800 800 20800 20800" draw:type="round-rectangular-callout" draw:modifiers="-12049.7507215954 9661.377870563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3" draw:layer="layout" svg:width="4.318cm" svg:height="1.367cm" svg:x="38.481cm" svg:y="21.451cm">
          <text:p text:style-name="P12"><text:span text:style-name="T7">If it's not locked down, expect to lose it.</text:span></text:p>
          <draw:enhanced-geometry svg:viewBox="0 0 21600 21600" draw:text-areas="800 800 20800 20800" draw:type="round-rectangular-callout" draw:modifiers="-5851.35448020375 -18505.2631578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1" draw:layer="layout" svg:width="4.191cm" svg:height="1.915cm" svg:x="27.178cm" svg:y="1.016cm">
          <text:p text:style-name="P10"><text:span text:style-name="T9">“</text:span><text:span text:style-name="T9">By displaying this emotion, I will get a response from others”</text:span></text:p>
          <draw:enhanced-geometry svg:viewBox="0 0 21600 21600" draw:text-areas="800 800 20800 20800" draw:mirror-horizontal="false" draw:mirror-vertical="false" draw:type="round-rectangular-callout" draw:modifiers="891.412213740458 46367.8496868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1" draw:layer="layout" svg:width="4.173cm" svg:height="1.367cm" svg:x="25.4cm" svg:y="8.031cm">
          <text:p text:style-name="P10"><text:span text:style-name="T9">“</text:span><text:span text:style-name="T9">My family or friends will come to save me”</text:span></text:p>
          <draw:enhanced-geometry svg:viewBox="0 0 21600 21600" draw:text-areas="800 800 20800 20800" draw:mirror-horizontal="false" draw:mirror-vertical="false" draw:type="round-rectangular-callout" draw:modifiers="1076.37757546718 -18852.63157894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1" draw:layer="layout" svg:width="3.147cm" svg:height="3.013cm" svg:x="27.813cm" svg:y="4.445cm">
          <text:p text:style-name="P10"><text:span text:style-name="T9">“</text:span><text:span text:style-name="T9">I am reacting to a real situation, and this emotion will help me”</text:span></text:p>
          <draw:enhanced-geometry svg:viewBox="0 0 21600 21600" draw:text-areas="800 800 20800 20800" draw:type="round-rectangular-callout" draw:modifiers="-6340.02541296061 14225.61380225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13" draw:layer="layout" svg:width="2.809cm" svg:height="3.299cm" svg:x="32.722cm" svg:y="-3.172cm">
          <draw:text-box>
            <text:p text:style-name="P14"><text:span text:style-name="T11">Charming</text:span></text:p>
            <text:p text:style-name="P13"><text:span text:style-name="T12">Looks good</text:span></text:p>
            <text:p text:style-name="P13"><text:span text:style-name="T12">Self obsessed</text:span></text:p>
            <text:p text:style-name="P13"><text:span text:style-name="T12">Dominant</text:span></text:p>
            <text:p text:style-name="P13"><text:span text:style-name="T12">Story teller</text:span></text:p>
            <text:p text:style-name="P13"><text:span text:style-name="T12">Hyper social</text:span></text:p>
          </draw:text-box>
        </draw:frame>
        <draw:frame draw:style-name="gr22" draw:text-style-name="P14" draw:layer="layout" svg:width="3.175cm" svg:height="3.3cm" svg:x="32.539cm" svg:y="0.511cm">
          <draw:text-box>
            <text:p text:style-name="P14"><text:span text:style-name="T11">Predatory</text:span></text:p>
            <text:p text:style-name="P13"><text:span text:style-name="T12">Has no capital</text:span></text:p>
            <text:p text:style-name="P13"><text:span text:style-name="T12">Love bombs you</text:span></text:p>
            <text:p text:style-name="P13"><text:span text:style-name="T12">Gets close to you</text:span></text:p>
            <text:p text:style-name="P13"><text:span text:style-name="T12">Asks for favors</text:span></text:p>
            <text:p text:style-name="P13"><text:span text:style-name="T12">Takes your things</text:span></text:p>
          </draw:text-box>
        </draw:frame>
        <draw:frame draw:style-name="gr22" draw:text-style-name="P14" draw:layer="layout" svg:width="3.228cm" svg:height="3.3cm" svg:x="36.232cm" svg:y="0.511cm">
          <draw:text-box>
            <text:p text:style-name="P14"><text:span text:style-name="T11">Unempathic</text:span></text:p>
            <text:p text:style-name="P13"><text:span text:style-name="T12">Won't apologize</text:span></text:p>
            <text:p text:style-name="P13"><text:span text:style-name="T12">Dislikes cooking</text:span></text:p>
            <text:p text:style-name="P13"><text:span text:style-name="T12">Not creative</text:span></text:p>
            <text:p text:style-name="P13"><text:span text:style-name="T12">Lacks humor</text:span></text:p>
            <text:p text:style-name="P13"><text:span text:style-name="T12">Plants die</text:span></text:p>
          </draw:text-box>
        </draw:frame>
        <draw:frame draw:style-name="gr22" draw:text-style-name="P14" draw:layer="layout" svg:width="4.318cm" svg:height="3.3cm" svg:x="35.687cm" svg:y="4.169cm">
          <draw:text-box>
            <text:p text:style-name="P14"><text:span text:style-name="T11">Deceitful</text:span></text:p>
            <text:p text:style-name="P13"><text:span text:style-name="T12">Distorts events</text:span></text:p>
            <text:p text:style-name="P13"><text:span text:style-name="T12">Ignores agreements</text:span></text:p>
            <text:p text:style-name="P13"><text:span text:style-name="T12">Compulsive liar</text:span></text:p>
            <text:p text:style-name="P13"><text:span text:style-name="T12">Makes empty promises</text:span></text:p>
            <text:p text:style-name="P13"><text:span text:style-name="T12">Invents your crimes</text:span></text:p>
          </draw:text-box>
        </draw:frame>
        <draw:frame draw:style-name="gr22" draw:text-style-name="P14" draw:layer="layout" svg:width="3.355cm" svg:height="3.3cm" svg:x="32.449cm" svg:y="4.169cm">
          <draw:text-box>
            <text:p text:style-name="P14"><text:span text:style-name="T11">Chaotic</text:span></text:p>
            <text:p text:style-name="P13"><text:span text:style-name="T12">Unpredictable</text:span></text:p>
            <text:p text:style-name="P13"><text:span text:style-name="T12">Happy in chaos</text:span></text:p>
            <text:p text:style-name="P13"><text:span text:style-name="T12">Bad with money</text:span></text:p>
            <text:p text:style-name="P13"><text:span text:style-name="T12">Poor organizer</text:span></text:p>
            <text:p text:style-name="P13"><text:span text:style-name="T12">Stuff is a messl</text:span></text:p>
          </draw:text-box>
        </draw:frame>
        <draw:frame draw:style-name="gr22" draw:text-style-name="P14" draw:layer="layout" svg:width="3.429cm" svg:height="3.3cm" svg:x="36.132cm" svg:y="-3.172cm">
          <draw:text-box>
            <text:p text:style-name="P14"><text:span text:style-name="T11">Secretive</text:span></text:p>
            <text:p text:style-name="P13"><text:span text:style-name="T12">Unknown callers</text:span></text:p>
            <text:p text:style-name="P13"><text:span text:style-name="T12">Hides emails</text:span></text:p>
            <text:p text:style-name="P13"><text:span text:style-name="T12">Several phones</text:span></text:p>
            <text:p text:style-name="P13"><text:span text:style-name="T12">No track record</text:span></text:p>
            <text:p text:style-name="P13"><text:span text:style-name="T12">Moves often</text:span></text:p>
          </draw:text-box>
        </draw:frame>
        <draw:frame draw:style-name="gr23" draw:text-style-name="P14" draw:layer="layout" svg:width="6.604cm" svg:height="2.283cm" svg:x="32.766cm" svg:y="7.877cm">
          <draw:text-box>
            <text:p text:style-name="P14"><text:span text:style-name="T11">Violent</text:span></text:p>
            <text:p text:style-name="P13"><text:span text:style-name="T12">Sudden angers -- Impact craters</text:span></text:p>
            <text:p text:style-name="P13"><text:span text:style-name="T12">Eternal victim -- Verbal abuse</text:span></text:p>
            <text:p text:style-name="P13"><text:span text:style-name="T12">Physical abuse</text:span></text:p>
          </draw:text-box>
        </draw:frame>
        <draw:frame draw:style-name="gr23" draw:text-style-name="P14" draw:layer="layout" svg:width="3.937cm" svg:height="2.283cm" svg:x="32.512cm" svg:y="13.17cm">
          <draw:text-box>
            <text:p text:style-name="P14"><text:span text:style-name="T11">Mallory's Effect</text:span></text:p>
            <text:p text:style-name="P13"><text:span text:style-name="T12">on yourself</text:span></text:p>
            <text:p text:style-name="P13"><text:span text:style-name="T12">on groups</text:span></text:p>
            <text:p text:style-name="P13"><text:span text:style-name="T12">on strangers</text:span></text:p>
          </draw:text-box>
        </draw:frame>
        <draw:frame draw:style-name="gr23" draw:text-style-name="P14" draw:layer="layout" svg:width="3.937cm" svg:height="2.283cm" svg:x="36.195cm" svg:y="13.17cm">
          <draw:text-box>
            <text:p text:style-name="P14"><text:span text:style-name="T11">Record</text:span></text:p>
            <text:p text:style-name="P13"><text:span text:style-name="T12">Daily log</text:span></text:p>
            <text:p text:style-name="P13"><text:span text:style-name="T12">Audio/video</text:span></text:p>
            <text:p text:style-name="P13"><text:span text:style-name="T12">Email, chat</text:span></text:p>
          </draw:text-box>
        </draw:frame>
        <draw:frame draw:style-name="gr7" draw:text-style-name="P15" draw:layer="layout" svg:width="4.03cm" svg:height="1.593cm" svg:x="0.923cm" svg:y="18.469cm">
          <draw:text-box>
            <text:p text:style-name="P15"><text:span text:style-name="T1">D.O.I.T.</text:span></text:p>
          </draw:text-box>
        </draw:frame>
        <draw:frame draw:style-name="gr23" draw:text-style-name="P14" draw:layer="layout" svg:width="3.937cm" svg:height="2.791cm" svg:x="33.274cm" svg:y="18.669cm">
          <draw:text-box>
            <text:p text:style-name="P14"><text:span text:style-name="T11">New Narrative</text:span></text:p>
            <text:p text:style-name="P13"><text:span text:style-name="T12">Fix the economics</text:span></text:p>
            <text:p text:style-name="P13"><text:span text:style-name="T12">Collect evidence</text:span></text:p>
            <text:p text:style-name="P13"><text:span text:style-name="T12">Provide subtitles</text:span></text:p>
            <text:p text:style-name="P13"><text:span text:style-name="T12">Create consequences</text:span></text:p>
          </draw:text-box>
        </draw:frame>
        <draw:frame draw:style-name="gr24" draw:text-style-name="P16" draw:layer="layout" svg:width="6.862cm" svg:height="0.925cm" svg:x="-7.497cm" svg:y="3.429cm">
          <draw:text-box>
            <text:p text:style-name="P16"><text:span text:style-name="T13">Hunt </text:span><text:span text:style-name="T14">- </text:span><text:span text:style-name="T13">Attack</text:span><text:span text:style-name="T14"> - </text:span><text:span text:style-name="T13">Capture</text:span><text:span text:style-name="T14"> - </text:span><text:span text:style-name="T13">Feed</text:span><text:span text:style-name="T14"> - <text:s/>Wreck</text:span></text:p>
          </draw:text-box>
        </draw:frame>
        <draw:custom-shape draw:style-name="gr25" draw:text-style-name="P1" draw:layer="layout" svg:width="7.747cm" svg:height="4.191cm" svg:x="0.889cm" svg:y="7.3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7.747cm" svg:height="4.191cm" svg:x="21.082cm" svg:y="11.176cm">
          <text:p/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4.953cm" svg:height="3.3cm" svg:x="20.066cm" svg:y="3.302cm">
          <draw:text-box>
            <text:p text:style-name="P14"><text:span text:style-name="T11">Grounding</text:span></text:p>
            <text:p text:style-name="P13"><text:span text:style-name="T12">Name the emotion</text:span></text:p>
            <text:p text:style-name="P13"><text:span text:style-name="T15">Discover its cause</text:span></text:p>
            <text:p text:style-name="P13"><text:span text:style-name="T15">Find root assumption</text:span></text:p>
            <text:p text:style-name="P13"><text:span text:style-name="T15"/></text:p>
            <text:p text:style-name="P13"><text:span text:style-name="T15">Let the emotion g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 Garamond1" svg:font-family="'EB Garamond'" style:font-adornments="Regular"/>
    <style:font-face style:name="EB Garamond" svg:font-family="'EB Garam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89cm" fo:margin-bottom="0.889cm" fo:margin-left="0.889cm" fo:margin-right="0.889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er Hintjens</meta:initial-creator>
    <meta:creation-date>2015-10-04T12:45:07.765167241</meta:creation-date>
    <dc:date>2015-10-04T22:26:03.245108574</dc:date>
    <dc:creator>Pieter Hintjens</dc:creator>
    <meta:editing-duration>PT5S</meta:editing-duration>
    <meta:editing-cycles>1</meta:editing-cycles>
    <meta:document-statistic meta:object-count="59"/>
    <meta:generator>LibreOffice/4.2.8.2$Linux_X86_64 LibreOffice_project/420m0$Build-2</meta:generator>
  </office:meta>
</office:document-meta>
</file>